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3" text:outline-level="3">Importance of Skewness and Kurtosis in Model Validation</text:h>
      <text:p text:style-name="Text_20_body">When building and validating models, especially predictive or statistical models, understanding skewness and kurtosis can reveal important insights into the behavior of your data and guide modeling decisions:</text:p>
      <text:list xml:id="list9089019173922305748" text:style-name="L1">
        <text:list-item>
          <text:p text:style-name="P1"><text:span text:style-name="Strong_20_Emphasis">Skewness in Model Validation</text:span>:</text:p>
          <text:list>
            <text:list-item>
              <text:p text:style-name="P8"><text:span text:style-name="Strong_20_Emphasis">Impacts on Prediction Accuracy</text:span>: Many statistical models assume normality or low skewness in the data. For example, linear regression assumes that residuals are normally distributed. Skewed data may result in biased or less accurate predictions, so knowing the skewness can inform whether data transformations (like log or square root) are needed.</text:p>
            </text:list-item>
            <text:list-item>
              <text:p text:style-name="P8"><text:span text:style-name="Strong_20_Emphasis">Feature Engineering and Transformation</text:span>: If skewness is present, applying transformations can help normalize the data, often improving model performance and interpretability. For right-skewed data, a log transformation can reduce skewness.</text:p>
            </text:list-item>
            <text:list-item>
              <text:p text:style-name="P8"><text:span text:style-name="Strong_20_Emphasis">Outlier Identification</text:span>: Skewness highlights the presence of potential outliers, especially in right-skewed data where high values disproportionately affect the mean.</text:p>
            </text:list-item>
          </text:list>
        </text:list-item>
        <text:list-item>
          <text:p text:style-name="P1"><text:span text:style-name="Strong_20_Emphasis">Kurtosis in Model Validation</text:span>:</text:p>
          <text:list>
            <text:list-item>
              <text:p text:style-name="P8"><text:span text:style-name="Strong_20_Emphasis">Model Robustness</text:span>: High kurtosis (leptokurtic distributions) indicates more extreme values or outliers. In models sensitive to outliers, like linear regression, high kurtosis can reduce model robustness, as the model may overfit to extreme values.</text:p>
            </text:list-item>
            <text:list-item>
              <text:p text:style-name="P8"><text:span text:style-name="Strong_20_Emphasis">Assumptions Testing</text:span>: For models assuming normally distributed errors, high kurtosis suggests that residuals may deviate from normality, potentially violating model assumptions and reducing model validity.</text:p>
            </text:list-item>
            <text:list-item>
              <text:p text:style-name="P1"><text:span text:style-name="Strong_20_Emphasis">Risk Assessment</text:span>: In finance or risk-based models, high kurtosis is crucial since it suggests a higher likelihood of extreme events (e.g., large losses or gains). This insight can inform adjustments to the model to accommodate potential risks.</text:p>
            </text:list-item>
          </text:list>
        </text:list-item>
      </text:list>
      <text:h text:style-name="Heading_20_3" text:outline-level="3">Summary: Why Skewness and Kurtosis Matter for Model Validation</text:h>
      <text:list xml:id="list2732026411591116373" text:style-name="L2">
        <text:list-item>
          <text:p text:style-name="P9"><text:span text:style-name="Strong_20_Emphasis">Skewness</text:span> helps identify asymmetry, informing us if transformations are needed to meet model assumptions and improve stability.</text:p>
        </text:list-item>
        <text:list-item>
          <text:p text:style-name="P9"><text:span text:style-name="Strong_20_Emphasis">Kurtosis</text:span> assesses the "tailedness," helping identify the presence of outliers and guiding decisions to improve model robustness or risk management.</text:p>
        </text:list-item>
        <text:list-item>
          <text:p text:style-name="P2">Both measures improve the interpretability of model predictions and the reliability of statistical inferences, ensuring that the model accurately represents the underlying data distribution.</text:p>
        </text:list-item>
      </text:list>
      <text:p text:style-name="Standard"/>
      <text:p text:style-name="Text_20_body">For <text:span text:style-name="Strong_20_Emphasis">left-skewed data</text:span> (negatively skewed), where the tail is on the left and values are concentrated toward higher values, a log transformation alone won’t usually help. Instead, you can use transformations that are specifically suited to <text:span text:style-name="Strong_20_Emphasis">left-skewed distributions</text:span>. Here are some common methods:</text:p>
      <text:h text:style-name="Heading_20_3" text:outline-level="3">1. <text:span text:style-name="Strong_20_Emphasis">Reflect and Log Transformation</text:span></text:h>
      <text:list xml:id="list7616461214236766392" text:style-name="L3">
        <text:list-item>
          <text:p text:style-name="P10"><text:span text:style-name="Strong_20_Emphasis">Step 1</text:span>: Reflect the data by subtracting each value from a constant (usually a value slightly greater than the maximum in the dataset). This reverses the data so that left-skew becomes <text:soft-page-break/>right-skew.</text:p>
        </text:list-item>
        <text:list-item>
          <text:p text:style-name="P10"><text:span text:style-name="Strong_20_Emphasis">Step 2</text:span>: Apply a log transformation on the reflected data to reduce skewness.</text:p>
        </text:list-item>
        <text:list-item>
          <text:p text:style-name="P3"><text:span text:style-name="Strong_20_Emphasis">Example</text:span>: If your data values are xxx and the maximum value is XmaxX_{\text{max}}Xmax​, you can transform each xxx to Xmax+1−xX_{\text{max}} + 1 - xXmax​+1−x, then apply log⁡(reflected data)\log(\text{reflected data})log(reflected data).</text:p>
        </text:list-item>
      </text:list>
      <text:h text:style-name="Heading_20_3" text:outline-level="3">2. <text:span text:style-name="Strong_20_Emphasis">Square Transformation</text:span></text:h>
      <text:list xml:id="list6689722410707265545" text:style-name="L4">
        <text:list-item>
          <text:p text:style-name="P11">The <text:span text:style-name="Strong_20_Emphasis">square transformation</text:span> (raising each value to the power of 2) can help reduce left skewness by spreading out the lower values.</text:p>
        </text:list-item>
        <text:list-item>
          <text:p text:style-name="P11">This transformation increases the values that are closer to zero at a faster rate than those farther from zero, often normalizing left-skewed data.</text:p>
        </text:list-item>
        <text:list-item>
          <text:p text:style-name="P4"><text:span text:style-name="Strong_20_Emphasis">Example</text:span>: If your data values are xxx, the transformation is x2x^2x2.</text:p>
        </text:list-item>
      </text:list>
      <text:h text:style-name="Heading_20_3" text:outline-level="3">3. <text:span text:style-name="Strong_20_Emphasis">Cube Transformation</text:span></text:h>
      <text:list xml:id="list2541136388068659576" text:style-name="L5">
        <text:list-item>
          <text:p text:style-name="P12">The <text:span text:style-name="Strong_20_Emphasis">cube transformation</text:span> (raising each value to the power of 3) is a stronger transformation that can be applied if squaring isn’t enough to normalize the data.</text:p>
        </text:list-item>
        <text:list-item>
          <text:p text:style-name="P5">Cubing has a more substantial effect, so it’s often useful for more extreme left-skewed data.</text:p>
        </text:list-item>
      </text:list>
      <text:h text:style-name="Heading_20_3" text:outline-level="3">4. <text:span text:style-name="Strong_20_Emphasis">Square Root Transformation on Reflected Data</text:span></text:h>
      <text:list xml:id="list6927764028314565309" text:style-name="L6">
        <text:list-item>
          <text:p text:style-name="P13">Similar to the reflect and log method, you can reflect the data and then apply a <text:span text:style-name="Strong_20_Emphasis">square root transformation</text:span>.</text:p>
        </text:list-item>
        <text:list-item>
          <text:p text:style-name="P6">This transformation is useful for moderate left skewness and works well if a less aggressive transformation than the log is needed.</text:p>
        </text:list-item>
      </text:list>
      <text:h text:style-name="Heading_20_3" text:outline-level="3">Choosing the Right Transformation</text:h>
      <text:p text:style-name="Text_20_body">For left-skewed data, the exact transformation depends on the <text:span text:style-name="Strong_20_Emphasis">degree of skewness</text:span> and how strong the skewness is. In practice:</text:p>
      <text:list xml:id="list4534872213714531753" text:style-name="L7">
        <text:list-item>
          <text:p text:style-name="P14"><text:span text:style-name="Strong_20_Emphasis">Mild left-skew</text:span>: A square root transformation on reflected data is often enough.</text:p>
        </text:list-item>
        <text:list-item>
          <text:p text:style-name="P14"><text:span text:style-name="Strong_20_Emphasis">Moderate left-skew</text:span>: A square transformation may work.</text:p>
        </text:list-item>
        <text:list-item>
          <text:p text:style-name="P7"><text:span text:style-name="Strong_20_Emphasis">Severe left-skew</text:span>: Reflect and log, or cube transformations, are usually more effective.</text:p>
        </text:list-item>
      </text:list>
      <text:p text:style-name="Text_20_body">These transformations can make left-skewed data more symmetric, meeting model assumptions better and often improving model performance and interpretability.</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04T16:48:05.19</meta:creation-date>
    <meta:document-statistic meta:table-count="0" meta:image-count="0" meta:object-count="0" meta:page-count="2" meta:paragraph-count="35" meta:word-count="685" meta:character-count="4608"/>
    <dc:date>2024-11-04T16:49:03.20</dc:date>
    <dc:creator>Akram MTir</dc:creator>
    <meta:editing-duration>PT58S</meta:editing-duration>
    <meta:editing-cycles>1</meta:editing-cycles>
    <meta:generator>OpenOffice/4.1.11$Win32 OpenOffice.org_project/4111m1$Build-9808</meta:generator>
  </office:meta>
</office:document-meta>
</file>